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00ff00" draw:textarea-horizontal-align="center" draw:textarea-vertical-align="middle" draw:shadow="hidden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Standard">
        <draw:polygon draw:style-name="gr1" draw:text-style-name="P1" draw:layer="layout" svg:width="2.199cm" svg:height="1.999cm" svg:x="0.1cm" svg:y="0.2cm" svg:viewBox="0 0 2200 2000" draw:points="0,600 500,400 0,600 900,2000 900,2000 2200,300 2200,300 1700,0 1700,0 900,1500 900,1500 500,400">
          <text:p/>
        </draw:polygon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ls Kübler</meta:initial-creator>
    <meta:creation-date>2012-04-22T17:35:28</meta:creation-date>
    <dc:date>2012-04-22T17:40:13</dc:date>
    <dc:creator>Nils Kübler</dc:creator>
    <meta:editing-duration>PT4M45S</meta:editing-duration>
    <meta:editing-cycles>2</meta:editing-cycles>
    <meta:generator>LibreOffice/3.4$Unix LibreOffice_project/340m1$Build-402</meta:generator>
    <meta:document-statistic meta:object-count="1"/>
  </office:meta>
</office:document-meta>
</file>